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11.377cm" style:rel-column-width="43862*"/>
    </style:style>
    <style:style style:name="Tableau1.B" style:family="table-column">
      <style:table-column-properties style:column-width="5.622cm" style:rel-column-width="21673*"/>
    </style:style>
    <style:style style:name="Tableau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.B1" style:family="table-cell">
      <style:table-cell-properties fo:padding="0.097cm" fo:border="0.002cm solid #000000"/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8pt" fo:language="fr" fo:country="FR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12pt" fo:language="fr" fo:country="FR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1pt" fo:language="fr" fo:country="FR" fo:font-weight="normal" style:font-size-asian="11pt" style:font-weight-asian="normal" style:font-size-complex="11pt" style:font-weight-complex="normal"/>
    </style:style>
    <style:style style:name="P5" style:family="paragraph" style:parent-style-name="Table_20_Contents">
      <style:paragraph-properties fo:text-align="justify" style:justify-single-word="false"/>
      <style:text-properties fo:font-size="10pt" style:font-size-asian="10pt" style:font-size-complex="10pt"/>
    </style:style>
    <style:style style:name="P6" style:family="paragraph" style:parent-style-name="Table_20_Contents">
      <style:paragraph-properties fo:text-align="justify" style:justify-single-word="false"/>
      <style:text-properties fo:color="#ff3333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justify" style:justify-single-word="false"/>
      <style:text-properties fo:color="#579d1c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2"/>
      <text:p text:style-name="P2">A faire...</text:p>
      <text:p text:style-name="P3"/>
      <text:p text:style-name="P3"/>
      <text:p text:style-name="P3"/>
      <text:p text:style-name="P3"/>
      <text:p text:style-name="P3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5">RmDv : backup registers accès</text:p>
          </table:table-cell>
          <table:table-cell table:style-name="Tableau1.B1" office:value-type="string">
            <text:p text:style-name="P7">OK Faire une fonction qui factorise</text:p>
          </table:table-cell>
        </table:table-row>
        <table:table-row>
          <table:table-cell table:style-name="Tableau1.A2" office:value-type="string">
            <text:p text:style-name="P5">RmDv : faire le réglage de l'intervalle de temps</text:p>
          </table:table-cell>
          <table:table-cell table:style-name="Tableau1.B2" office:value-type="string">
            <text:p text:style-name="P7">OK Mettre 5sec en plus pour chaque RmDv.</text:p>
          </table:table-cell>
        </table:table-row>
        <table:table-row>
          <table:table-cell table:style-name="Tableau1.A2" office:value-type="string">
            <text:p text:style-name="P5">RmDv: vérifier/compléter les commandes IR</text:p>
          </table:table-cell>
          <table:table-cell table:style-name="Tableau1.B2" office:value-type="string">
            <text:p text:style-name="P7">OK Marche avec LED normale !!! donc bien comprendre pourquoi le code marche :!!!</text:p>
          </table:table-cell>
        </table:table-row>
        <table:table-row>
          <table:table-cell table:style-name="Tableau1.A2" office:value-type="string">
            <text:p text:style-name="P5">Insérer une détection du reset BP pour envoyer en broadcast et fournir la version à afficher dans le RmDv, LCD et IHM (Chps de plus RmDvData)</text:p>
          </table:table-cell>
          <table:table-cell table:style-name="Tableau1.B2" office:value-type="string">
            <text:p text:style-name="P7">OK fait Affichage LCD SGw</text:p>
          </table:table-cell>
        </table:table-row>
        <table:table-row>
          <table:table-cell table:style-name="Tableau1.A2" office:value-type="string">
            <text:p text:style-name="P5">Aide au débug</text:p>
            <text:p text:style-name="P5"/>
            <text:p text:style-name="P5">NB : on peut poursuivre une activité dans une exception cata genre fault handler...</text:p>
            <text:p text:style-name="P5"/>
            <text:p text:style-name="P7">28Avril 24</text:p>
            <text:p text:style-name="P7">→ handler Exception cata ajouté : rien ne se passe</text:p>
            <text:p text:style-name="P7">→ le bug persiste mais semble venir de l'alim... aucune détection soft !</text:p>
          </table:table-cell>
          <table:table-cell table:style-name="Tableau1.B2" office:value-type="string">
            <text:p text:style-name="P5">LCD exception fault handler</text:p>
            <text:p text:style-name="P5">Repérer les plantages possible et LCD</text:p>
            <text:p text:style-name="P5">Mettre en place watch dog</text:p>
            <text:p text:style-name="P5">Tenir un log des erreurs.</text:p>
            <text:p text:style-name="P5"/>
            <text:p text:style-name="P5">Prévoir une comm avec l'HMI pour sortir d'un plantage sévère :</text:p>
            <text:p text:style-name="P5">EXEMPLE :</text:p>
            <text:p text:style-name="P5">- un message UART ne répond pas, reprise UART pour reset depuis l'HMI.</text:p>
            <text:p text:style-name="P5">- ou bien après un log, émission UART sans IT vers l'HMI puis auto reset</text:p>
            <text:p text:style-name="P5">- ou bien écriture de code erreur ds BKPreg, avec stamp. Puis autoreset.</text:p>
          </table:table-cell>
        </table:table-row>
        <table:table-row>
          <table:table-cell table:style-name="Tableau1.A2" office:value-type="string">
            <text:p text:style-name="P5">RmDv : faire le trou pour passer la LED IR + bouton reset ? Attention, aucun trou pour module ext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Réseau FSK SGw: afficher LCD 5 RmDv : D1:00 <text:s/>D2:65 D3:10 <text:s text:c="3"/>D4:99 D5: 00</text:p>
          </table:table-cell>
          <table:table-cell table:style-name="Tableau1.B2" office:value-type="string">
            <text:p text:style-name="P7">OK voir InfoLCD.c</text:p>
          </table:table-cell>
        </table:table-row>
        <table:table-row>
          <table:table-cell table:style-name="Tableau1.A2" office:value-type="string">
            <text:p text:style-name="P5">Réseau FSK SGw : tester les 5 modules</text:p>
          </table:table-cell>
          <table:table-cell table:style-name="Tableau1.B2" office:value-type="string">
            <text:p text:style-name="P7">OK</text:p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6">Système : faire fonctionner l'ensemble en mode programmation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acheter écran tactile et mettre python en déclenchement automatique.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IHM : faire un fichier de backup pour redémarrage + penser redémarrage SGw + penser première mise en service module RmDv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Système : faire fonctionner l'ensemble en mode Automatique</text:p>
          </table:table-cell>
          <table:table-cell table:style-name="Tableau1.B2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  <text:soft-page-break/>
        <table:table-row>
          <table:table-cell table:style-name="Tableau1.A2" office:value-type="string">
            <text:p text:style-name="P5"/>
          </table:table-cell>
          <table:table-cell table:style-name="Tableau1.B2" office:value-type="string">
            <text:p text:style-name="P5"/>
          </table:table-cell>
        </table:table-row>
      </table:table>
      <text:p text:style-name="P3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Times New Roman1" svg:font-family="'Times New Roman'" style:font-adornments="Gras" style:font-family-generic="roman" style:font-pitch="variable"/>
    <style:font-face style:name="Times New Roman2" svg:font-family="'Times New Roman'" style:font-adornments="Gras Italique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Dimension_20_Lines" draw:display-name="Dimension Lines" svg:viewBox="0 0 836 110" svg:d="M0 0h278 278 280v36 36 38h-278-278-280v-36-36z"/>
    <draw:marker draw:name="Square_20_45" draw:display-name="Square 45" svg:viewBox="0 0 1131 1131" svg:d="M0 564l564 567 567-567-567-564z"/>
    <draw:stroke-dash draw:name="Fine_20_Dashed" draw:display-name="Fine Dashed" draw:style="rect" draw:dots1="1" draw:dots1-length="0.508cm" draw:dots2="1" draw:dots2-length="0.508cm" draw:distance="0.508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1" fo:font-size="130%" fo:font-weight="bold" style:font-size-asian="115%" style:font-weight-asian="bold" style:font-size-complex="11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Times New Roman1" fo:font-size="16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2pt" fo:font-style="italic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fo:font-size="10pt" style:font-size-asian="10pt" style:font-size-complex="10pt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text:tab/> <text:s text:c="2"/></text:p>
      </style:header>
      <style:footer>
        <text:p text:style-name="Footer"><text:tab/><text:span text:style-name="MT1"><text:tab/></text:span><text:page-number text:select-page="current">2</text:page-number>/<text:page-count>2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date>2024-08-15T21:57:42.07</dc:date>
    <meta:editing-duration>P9DT30M57S</meta:editing-duration>
    <meta:editing-cycles>172</meta:editing-cycles>
    <meta:generator>OpenOffice/4.1.13$Win32 OpenOffice.org_project/4113m1$Build-9810</meta:generator>
    <meta:print-date>2011-11-29T11:08:14.52</meta:print-date>
    <dc:creator>Thierry ROCACHER</dc:creator>
    <meta:document-statistic meta:table-count="1" meta:image-count="0" meta:object-count="0" meta:page-count="2" meta:paragraph-count="34" meta:word-count="291" meta:character-count="1626"/>
    <meta:user-defined meta:name="Info 1"/>
    <meta:user-defined meta:name="Info 2"/>
    <meta:user-defined meta:name="Info 3"/>
    <meta:user-defined meta:name="Info 4"/>
  </office:meta>
</office:document-meta>
</file>